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B passes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2]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B fails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5]"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ough Resign</text:p>
          </table:table-cell>
          <table:table-cell table:number-columns-repeated="5"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formula="of:=[.A8]*[.B8]*[.C8]*[.D8]" office:value-type="float" office:value="0.2565" calcext:value-type="float">
            <text:p>0.2565</text:p>
          </table:table-cell>
          <table:table-cell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9]*[.B9]*[.C9]*[.D9]" office:value-type="float" office:value="0.038" calcext:value-type="float">
            <text:p>0.038</text:p>
          </table:table-cell>
          <table:table-cell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]*[.B10]*[.C10]" office:value-type="float" office:value="0.38" calcext:value-type="float">
            <text:p>0.3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8:.E10])" office:value-type="float" office:value="0.6745" calcext:value-type="float">
            <text:p>0.67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 enough resign</text:p>
          </table:table-cell>
          <table:table-cell table:number-columns-repeated="5"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4]*[.B14]*[.C14]" office:value-type="float" office:value="0.095" calcext:value-type="float">
            <text:p>0.095</text:p>
          </table:table-cell>
          <table:table-cell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[.A15]*[.B15]*[.C15]*[.D15]" office:value-type="float" office:value="0.0095" calcext:value-type="float">
            <text:p>0.0095</text:p>
          </table:table-cell>
          <table:table-cell/>
        </table:table-row>
        <table:table-row table:style-name="ro1">
          <table:table-cell table:formula="of:=[.E5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formula="of:=[.A16]*[.B16]*[.C16]*[.D16]" office:value-type="float" office:value="0.171" calcext:value-type="float">
            <text:p>0.17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4:.E16])" office:value-type="float" office:value="0.2755" calcext:value-type="float">
            <text:p>0.275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<text:span text:style-name="T1">nd</text:span> ref</text:p>
          </table:table-cell>
          <table:table-cell table:number-columns-repeated="5"/>
        </table:table-row>
        <table:table-row table:style-name="ro1">
          <table:table-cell table:formula="of:=[.E11]" office:value-type="float" office:value="0.6745" calcext:value-type="float">
            <text:p>0.674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20]*[.B20]" office:value-type="float" office:value="0.1349" calcext:value-type="float">
            <text:p>0.1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5"/>
        </table:table-row>
        <table:table-row table:style-name="ro1">
          <table:table-cell table:formula="of:=[.E11]" office:value-type="float" office:value="0.6745" calcext:value-type="float">
            <text:p>0.6745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23]*[.B23]" office:value-type="float" office:value="0.5396" calcext:value-type="float">
            <text:p>0.53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5"/>
        </table:table-row>
        <table:table-row table:style-name="ro1">
          <table:table-cell table:formula="of:=[.E17]" office:value-type="float" office:value="0.2755" calcext:value-type="float">
            <text:p>0.2755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26]*[.B26]" office:value-type="float" office:value="0.1653" calcext:value-type="float">
            <text:p>0.1653</text:p>
          </table:table-cell>
          <table:table-cell/>
        </table:table-row>
        <table:table-row table:style-name="ro1">
          <table:table-cell table:formula="of:=[.E17]" office:value-type="float" office:value="0.2755" calcext:value-type="float">
            <text:p>0.2755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7]*[.B27]*[.C27]" office:value-type="float" office:value="0.09918" calcext:value-type="float">
            <text:p>0.09918</text:p>
          </table:table-cell>
          <table:table-cell/>
        </table:table-row>
        <table:table-row table:style-name="ro1">
          <table:table-cell table:number-columns-repeated="4"/>
          <table:table-cell table:formula="of:=SUM([.E26:.E27])" office:value-type="float" office:value="0.26448" calcext:value-type="float">
            <text:p>0.264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layed Deal</text:p>
          </table:table-cell>
          <table:table-cell table:number-columns-repeated="5"/>
        </table:table-row>
        <table:table-row table:style-name="ro1">
          <table:table-cell table:formula="of:=[.E17]" office:value-type="float" office:value="0.2755" calcext:value-type="float">
            <text:p>0.275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1]*[.B31]*[.C31]" office:value-type="float" office:value="0.01102" calcext:value-type="float">
            <text:p>0.0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20]+[.E23]+[.E28]+[.E31]+[.E2]" office:value-type="float" office:value="1" calcext:value-type="float">
            <text:p>1</text:p>
          </table:table-cell>
          <table:table-cell table:formula="of:=SUM([.F2:.F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5-22T16:03:00.018447785</dc:date>
    <dc:creator>Jon Worth</dc:creator>
    <meta:editing-duration>PT3M2S</meta:editing-duration>
    <meta:editing-cycles>1</meta:editing-cycles>
    <meta:document-statistic meta:table-count="1" meta:cell-count="69" meta:object-count="0"/>
    <meta:generator>LibreOffice/6.2.0.3$MacOSX_X86_64 LibreOffice_project/98c6a8a1c6c7b144ce3cc729e34964b47ce25d62</meta:generator>
  </office:meta>
</office:document-meta>
</file>